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7"/>
    <style:style style:name="P3" style:family="paragraph" style:parent-style-name="Preformatted_20_Text" style:list-style-name="L8"/>
    <style:style style:name="P4" style:family="paragraph" style:parent-style-name="Preformatted_20_Text" style:list-style-name="L11"/>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stalling-and-configuring-netdata"/>Installing and Configuring Netdata<text:bookmark-end text:name="installing-and-configuring-netdata"/></text:h>
      <text:h text:style-name="Heading_20_2" text:outline-level="2"><text:bookmark-start text:name="introduction"/>Introduction<text:bookmark-end text:name="introduction"/></text:h>
      <text:h text:style-name="Heading_20_3" text:outline-level="3"><text:bookmark-start text:name="introduction-to-netdata"/>Introduction to Netdata<text:bookmark-end text:name="introduction-to-netdata"/></text:h>
      <text:p text:style-name="First_20_paragraph">Think of your server as a sophisticated vehicle. It has many interconnected systems working simultaneously – the CPU is like the engine, memory is like the fuel, the network interface is like the transmission, and the disks are like the storage compartments.</text:p>
      <text:p text:style-name="Text_20_body">Now, imagine trying to understand how well your vehicle is performing without a dashboard. You wouldn't know the engine temperature, the fuel level, the speed, or any other vital signs.</text:p>
      <text:p text:style-name="Text_20_body">Netdata is like that comprehensive, real-time dashboard for your server. It's a powerful, open-source tool that collects thousands of metrics about your system's performance in real time – things like CPU usage, memory consumption, disk I/O, network traffic, and much more. It then presents this information in a visually appealing and easy-to-understand web interface.</text:p>
      <text:p text:style-name="Text_20_body">The key benefits of Netdata are its <text:span text:style-name="T1">real-time nature</text:span>, allowing you to see exactly what's happening on your server at any given moment, and the breadth of metrics it collects automatically, giving you a holistic view of your system's health.</text:p>
      <text:h text:style-name="Heading_20_2" text:outline-level="2"><text:bookmark-start text:name="installation"/>Installation<text:bookmark-end text:name="installation"/></text:h>
      <text:p text:style-name="First_20_paragraph">The recommended way to install Netdata on your server is usually through their official repository script. This ensures you get the latest stable version and that future updates are handled smoothly through Ubuntu's package management system.</text:p>
      <text:p text:style-name="Text_20_body">Here's how we'll do it:</text:p>
      <text:list xml:id="list1516135263" text:style-name="L7">
        <text:list-item>
          <text:p text:style-name="P10"><text:span text:style-name="T1">Download the Netdata repository script</text:span>: We'll use the <text:span text:style-name="Source_5f_Text">curl</text:span> command to download the script directly from Netdata's website. This command is a standard tool for transferring data from or to a server.</text:p>
          <text:p text:style-name="P2"><text:span text:style-name="FunctionTok">sudo</text:span><text:span text:style-name="NormalTok"> curl </text:span><text:span text:style-name="AttributeTok">-Ss</text:span><text:span text:style-name="NormalTok"> https://my-netdata.io/kickstart.sh </text:span><text:span text:style-name="AttributeTok">-o</text:span><text:span text:style-name="NormalTok"> kickstart.sh</text:span> </text:p>
          <text:p text:style-name="P10">The <text:span text:style-name="Source_5f_Text">sudo</text:span> command allows you to run commands with administrative privileges, <text:span text:style-name="Source_5f_Text">-Ss</text:span> tells curl to be silent and show errors, and <text:span text:style-name="Source_5f_Text">-o kickstart.sh</text:span> saves the downloaded content to a file named <text:span text:style-name="Source_5f_Text">kickstart.sh</text:span>.</text:p>
        </text:list-item>
        <text:list-item>
          <text:p text:style-name="P10"><text:span text:style-name="T1">Run the installation script</text:span>: Once downloaded, we'll execute the script using bash. It will guide you through the process of adding the Netdata repository to your system and installing the Netdata package.</text:p>
          <text:p text:style-name="P2"><text:span text:style-name="FunctionTok">sudo</text:span><text:span text:style-name="NormalTok"> bash kickstart.sh </text:span><text:span text:style-name="AttributeTok">-i</text:span> </text:p>
          <text:p text:style-name="P10">The -i flag tells the script to proceed with the installation. You'll likely be prompted to confirm a few actions during this process.</text:p>
        </text:list-item>
        <text:list-item>
          <text:p text:style-name="P10"><text:soft-page-break/><text:span text:style-name="T1">Update your package lists</text:span>: After the script adds the repository, it's a good practice to update your system's package lists to recognize the newly available Netdata package.</text:p>
          <text:p text:style-name="P2"><text:span text:style-name="FunctionTok">sudo</text:span><text:span text:style-name="NormalTok"> apt update</text:span> </text:p>
        </text:list-item>
        <text:list-item>
          <text:p text:style-name="P10"><text:span text:style-name="T1">Install the Netdata package</text:span>: Finally, we'll install the Netdata package itself using the apt install command.</text:p>
          <text:p text:style-name="P2"><text:span text:style-name="FunctionTok">sudo</text:span><text:span text:style-name="NormalTok"> apt install netdata</text:span> </text:p>
        </text:list-item>
      </text:list>
      <text:p text:style-name="First_20_paragraph">This series of commands will download the necessary files and set up Netdata on your server.</text:p>
      <text:h text:style-name="Heading_20_3" text:outline-level="3"><text:bookmark-start text:name="running-netdata"/>Running Netdata<text:bookmark-end text:name="running-netdata"/></text:h>
      <text:p text:style-name="First_20_paragraph">On your server, services are typically managed using a utility called <text:span text:style-name="Source_5f_Text">systemctl</text:span>. This tool allows you to control and inspect the status of system services.</text:p>
      <text:p text:style-name="Text_20_body">Here's how you can manage the Netdata service:</text:p>
      <text:list xml:id="list41404610" text:style-name="L8">
        <text:list-item>
          <text:p text:style-name="P11"><text:span text:style-name="T1">Start the Netdata service</text:span>: If it's not already running after the installation, you can start it with the following command:</text:p>
          <text:p text:style-name="P3"><text:span text:style-name="FunctionTok">sudo</text:span><text:span text:style-name="NormalTok"> systemctl start netdata</text:span> </text:p>
        </text:list-item>
        <text:list-item>
          <text:p text:style-name="P11"><text:span text:style-name="T1">Enable the Netdata service</text:span>: To ensure Netdata starts automatically every time your server boots up, you need to enable it:</text:p>
          <text:p text:style-name="P3"><text:span text:style-name="FunctionTok">sudo</text:span><text:span text:style-name="NormalTok"> systemctl enable netdata</text:span> </text:p>
        </text:list-item>
        <text:list-item>
          <text:p text:style-name="P11"><text:span text:style-name="T1">Check the status of the Netdata service</text:span>: To verify that Netdata is running correctly, you can check its status. This command will tell you if the service is active, any recent logs, and its overall state:</text:p>
          <text:p text:style-name="P3"><text:span text:style-name="FunctionTok">sudo</text:span><text:span text:style-name="NormalTok"> systemctl status netdata</text:span> </text:p>
        </text:list-item>
      </text:list>
      <text:p text:style-name="First_20_paragraph">You should look for a line that says something like <text:span text:style-name="Source_5f_Text">Active: active (running)</text:span> in the output. If you see any errors, it might indicate an issue with the installation.</text:p>
      <text:h text:style-name="Heading_20_2" text:outline-level="2"><text:bookmark-start text:name="basic-configuration---netdataconf"/>Basic Configuration - netdata.conf<text:bookmark-end text:name="basic-configuration---netdataconf"/></text:h>
      <text:p text:style-name="First_20_paragraph">Just like our vehicle's settings can be adjusted, Netdata's behavior can be customized through its main configuration file. This file is named <text:span text:style-name="Source_5f_Text">netdata.conf</text:span> and is typically located in the <text:span text:style-name="Source_5f_Text">/etc/netdata/</text:span> directory.</text:p>
      <text:p text:style-name="Text_20_body">Think of <text:span text:style-name="Source_5f_Text">netdata.conf</text:span> as the central control panel for how Netdata operates. It's organized into different sections, each responsible for a specific aspect of Netdata's functionality. Within each section, you'll find various key-value pairs that define specific settings. For example, there's a section for the web server settings, where you can find keys like the port Netdata listens on and whether remote access is allowed.</text:p>
      <text:p text:style-name="Text_20_body">To modify Netdata's configuration, you'll need to edit this file using a text editor like <text:span text:style-name="Source_5f_Text">nano</text:span> or <text:span text:style-name="Source_5f_Text">vim</text:span> directly on your server. Remember to use <text:span text:style-name="Source_5f_Text">sudo</text:span> when opening the file for editing, as it requires administrative privileges:</text:p>
      <text:p text:style-name="Preformatted_20_Text"><text:soft-page-break/><text:span text:style-name="FunctionTok">sudo</text:span><text:span text:style-name="NormalTok"> nano /etc/netdata/netdata.conf</text:span> </text:p>
      <text:p text:style-name="First_20_paragraph">Once you open the file, you'll see various sections enclosed in square brackets (e.g., <text:span text:style-name="Source_5f_Text">[global]</text:span>, <text:span text:style-name="Source_5f_Text">[web]</text:span>). Under each section, you'll find the settings (key-value pairs).</text:p>
      <text:h text:style-name="Heading_20_3" text:outline-level="3"><text:bookmark-start text:name="essential-basic-configuration-options"/>Essential Basic Configuration Options<text:bookmark-end text:name="essential-basic-configuration-options"/></text:h>
      <text:p text:style-name="First_20_paragraph">When you open <text:span text:style-name="Source_5f_Text">netdata.conf</text:span>, you'll find a <text:span text:style-name="Source_5f_Text">[web]</text:span> section. This section controls the web server that Netdata uses to display its dashboard. Two crucial settings here are:</text:p>
      <text:list xml:id="list2325990571" text:style-name="L9">
        <text:list-item>
          <text:p text:style-name="P12"><text:span text:style-name="Source_5f_Text">bind to = 127.0.0.1</text:span>: This setting defines the IP address that Netdata will listen on for incoming web requests. The value <text:span text:style-name="Source_5f_Text">127.0.0.1</text:span> (also known as <text:span text:style-name="Source_5f_Text">localhost</text:span>) means that Netdata will only accept connections originating from the server itself. For a server that you want to monitor remotely, you'll likely need to change this to the server's actual IP address (e.g., <text:span text:style-name="Source_5f_Text">bind to = 192.168.1.10</text:span>) or to <text:span text:style-name="Source_5f_Text">0.0.0.0</text:span> to listen on all available network interfaces. Be cautious when setting this to <text:span text:style-name="Source_5f_Text">0.0.0.0</text:span>, as it makes your Netdata dashboard publicly accessible if no firewall rules are in place.</text:p>
        </text:list-item>
        <text:list-item>
          <text:p text:style-name="P12"><text:span text:style-name="Source_5f_Text">default port = 19999</text:span>: This setting specifies the port number that Netdata's web server will use. The default port is <text:span text:style-name="Source_5f_Text">19999</text:span>. If this port is already in use by another application on your server, or if you have specific firewall rules in place, you might need to change this to a different port number.</text:p>
        </text:list-item>
      </text:list>
      <text:p text:style-name="First_20_paragraph">Another important section is <text:span text:style-name="Source_5f_Text">[global]</text:span>. While it contains many settings, one you might encounter early on is:</text:p>
      <text:list xml:id="list2274931946" text:style-name="L10">
        <text:list-item>
          <text:p text:style-name="P13"><text:span text:style-name="Source_5f_Text">hostname = my-server</text:span>: This sets the hostname that Netdata will display in its dashboard. By default, it usually picks up your server's actual hostname, but you can customize it here for easier identification if you manage multiple servers.</text:p>
        </text:list-item>
      </text:list>
      <text:p text:style-name="First_20_paragraph"><text:span text:style-name="T1">Security Consideration</text:span>: It's important to think about who should have access to your Netdata dashboard. If you're only accessing it from the same server, <text:span text:style-name="Source_5f_Text">bind to = 127.0.0.1</text:span> is the most secure option. If you need remote access, consider using the server's specific IP address and ensure you have appropriate firewall rules in place to restrict access only to trusted IP addresses.</text:p>
      <text:h text:style-name="Heading_20_2" text:outline-level="2"><text:bookmark-start text:name="accessing-the-netdata-dashboard"/>Accessing the Netdata Dashboard<text:bookmark-end text:name="accessing-the-netdata-dashboard"/></text:h>
      <text:p text:style-name="First_20_paragraph">To access your Netdata dashboard, you'll need a web browser on a machine that has network access to your Ubuntu Server. Here's how you'll connect:</text:p>
      <text:list xml:id="list3741909629" text:style-name="L11">
        <text:list-item>
          <text:p text:style-name="P14"><text:span text:style-name="T1">Identify your server's IP address</text:span>: You'll need to know the IP address of your server. You can usually find this using command-line tools on the server itself, such as <text:span text:style-name="Source_5f_Text">ip a</text:span> or <text:span text:style-name="Source_5f_Text">hostname -I</text:span>.</text:p>
        </text:list-item>
        <text:list-item>
          <text:p text:style-name="P14"><text:span text:style-name="T1">Open your web browser</text:span>: On your local machine (your laptop, for example), open your preferred web browser.</text:p>
        </text:list-item>
        <text:list-item>
          <text:p text:style-name="P14"><text:span text:style-name="T1">Enter the URL</text:span>: In the browser's address bar, you'll type the server's IP address followed <text:soft-page-break/>by a colon and the port number Netdata is configured to use. If you haven't changed the default port, it will be <text:span text:style-name="Source_5f_Text">19999</text:span>.</text:p>
          <text:p text:style-name="P14">For example, if your server's IP address is 192.168.1.10, you would enter:</text:p>
          <text:p text:style-name="P4">http://192.168.1.10:19999</text:p>
          <text:p text:style-name="P14">If you configured Netdata to listen on all interfaces (<text:span text:style-name="Source_5f_Text">0.0.0.0</text:span>) and your server has a public IP address, you could potentially access it from anywhere on the internet. Again, ensure you have <text:span text:style-name="T1">appropriate firewall rules in place if this is the case</text:span>.</text:p>
          <text:p text:style-name="P14">If you kept the <text:span text:style-name="Source_5f_Text">bind to = 127.0.0.1</text:span> setting, you would only be able to access the dashboard from a web browser running directly on the server itself:</text:p>
          <text:p text:style-name="P4">http://127.0.0.1:19999</text:p>
        </text:list-item>
        <text:list-item>
          <text:p text:style-name="P14"><text:span text:style-name="T1">View the dashboard</text:span>: Once you enter the URL and press Enter, your browser should connect to the Netdata web server running on your Ubuntu Server, and you'll see the real-time performance metrics displayed in a dynamic and visual interface.</text:p>
        </text:list-item>
      </text:list>
      <text:p text:style-name="First_20_paragraph">It's important to ensure that there's network connectivity between your local machine and your server on the port Netdata is using (default <text:span text:style-name="Source_5f_Text">19999</text:span>). Firewalls on either machine might need to be configured to allow traffic on this port.</text:p>
      <text:h text:style-name="Heading_20_3" text:outline-level="3"><text:bookmark-start text:name="netdata-dashboard-overview"/>Netdata Dashboard Overview<text:bookmark-end text:name="netdata-dashboard-overview"/></text:h>
      <text:p text:style-name="First_20_paragraph">The Netdata dashboard is typically laid out with various sections, each focusing on a different aspect of your server's operation. While the exact layout can vary slightly depending on your browser size and Netdata version, you'll generally find:</text:p>
      <text:list xml:id="list2106176084" text:style-name="L12">
        <text:list-item>
          <text:p text:style-name="P15"><text:span text:style-name="T1">System Overview</text:span>: Often at the top, this provides a high-level summary of critical metrics like overall CPU utilization, memory usage, and system load. It's your quick glance at the server's general well-being.</text:p>
        </text:list-item>
        <text:list-item>
          <text:p text:style-name="P15"><text:span text:style-name="T1">CPU</text:span>: This section offers detailed graphs for CPU usage, broken down by user processes, system processes, I/O wait, and more. You can see how busy your CPU is and what type of tasks are consuming its resources.</text:p>
        </text:list-item>
        <text:list-item>
          <text:p text:style-name="P15"><text:span text:style-name="T1">Memory</text:span>: Here, you'll find graphs illustrating RAM usage, swap space usage, and memory caching. This helps you identify if your server is running low on memory or if processes are inefficiently using RAM.</text:p>
        </text:list-item>
        <text:list-item>
          <text:p text:style-name="P15"><text:span text:style-name="T1">Disk I/O</text:span>: This is crucial for understanding storage performance. You'll see read/write speeds, I/O operations per second, and disk utilization for each of your storage devices. Slow disk I/O can often be a bottleneck.</text:p>
        </text:list-item>
        <text:list-item>
          <text:p text:style-name="P15"><text:span text:style-name="T1">Network</text:span>: This section shows network traffic (inbound and outbound), packet errors, and drops for each network interface. It's vital for diagnosing network connectivity issues or identifying high bandwidth consumption.</text:p>
        </text:list-item>
        <text:list-item>
          <text:p text:style-name="P15"><text:span text:style-name="T1">Processes</text:span>: You'll also find information about running processes, including the number of active processes, forks, and context switches. This can help you identify rogue processes or applications consuming too many resources.</text:p>
        </text:list-item>
        <text:list-item>
          <text:p text:style-name="P15"><text:span text:style-name="T1">Applications</text:span>: Netdata can also detect and monitor various applications (like web servers, <text:soft-page-break/>databases, etc.) and present their specific metrics in dedicated sections. This gives you deeper insights into how your services are performing.</text:p>
        </text:list-item>
      </text:list>
      <text:p text:style-name="First_20_paragraph">Each of these sections typically features real-time, interactive graphs. You can often zoom in on specific timeframes, hover over points to see exact values, and identify trends. This visual approach makes it much easier to pinpoint performance issues or anomalies compared to just looking at raw numbers.</text:p>
      <text:h text:style-name="Heading_20_2" text:outline-level="2"><text:bookmark-start text:name="next-steps-and-further-configuration"/>Next Steps and Further Configuration<text:bookmark-end text:name="next-steps-and-further-configuration"/></text:h>
      <text:p text:style-name="First_20_paragraph">While we've covered the essentials, Netdata is incredibly versatile and offers many more advanced configuration options that you, as a system administrator, will find valuable as your needs grow.</text:p>
      <text:p text:style-name="Text_20_body">Some areas for further exploration include:</text:p>
      <text:list xml:id="list134260432" text:style-name="L13">
        <text:list-item>
          <text:p text:style-name="P16"><text:span text:style-name="T1">Configuring Data Collection Plugins</text:span>: Netdata uses a system of plugins to collect metrics. While many are enabled by default, you can configure specific plugins to monitor particular applications (like Nginx, MySQL, PostgreSQL, Docker containers, etc.) or even create custom plugins for your unique needs. These configurations are often found in files within the <text:span text:style-name="Source_5f_Text">/etc/netdata/conf.d/</text:span> directory.</text:p>
        </text:list-item>
        <text:list-item>
          <text:p text:style-name="P16"><text:span text:style-name="T1">Setting Up Alerts</text:span>: One of Netdata's most powerful features is its alerting system. You can configure rules to trigger alerts when certain metrics cross predefined thresholds (e.g., CPU usage goes above 90% for 5 minutes, disk space is critically low). These alerts can then be sent to various notification methods like email, Slack, Telegram, or even custom scripts. Alert configurations are typically found in <text:span text:style-name="Source_5f_Text">health.d</text:span> files within <text:span text:style-name="Source_5f_Text">/etc/netdata/</text:span>.</text:p>
        </text:list-item>
        <text:list-item>
          <text:p text:style-name="P16"><text:span text:style-name="T1">Exporting Metrics</text:span>: Netdata can be configured to export its collected metrics to other monitoring systems or databases, such as Prometheus, Graphite, or InfluxDB. This allows for long-term data storage and more complex analysis if you're building a larger monitoring infrastructure.</text:p>
        </text:list-item>
      </text:list>
      <text:p text:style-name="First_20_paragraph">To dive deeper into these advanced features and customize Netdata to your specific server environment, the official Netdata documentation is your best friend. It's comprehensive, well-organized, and constantly updated. You can find it by simply searching for "Netdata documentation" on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3:29Z</meta:creation-date>
    <dc:date>2025-06-10T12:03:45.992565656</dc:date>
    <meta:editing-duration>PT28S</meta:editing-duration>
    <meta:editing-cycles>1</meta:editing-cycles>
    <meta:document-statistic meta:table-count="0" meta:image-count="0" meta:object-count="0" meta:page-count="5" meta:paragraph-count="74" meta:word-count="1888" meta:character-count="11948" meta:non-whitespace-character-count="10147"/>
  </office:meta>
</office:document-meta>
</file>